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7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8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officeooo:paragraph-rsid="002e4f0b"/>
    </style:style>
    <style:style style:name="P11" style:family="paragraph" style:parent-style-name="Standard">
      <style:text-properties officeooo:paragraph-rsid="00390162"/>
    </style:style>
    <style:style style:name="P12" style:family="paragraph" style:parent-style-name="Standard">
      <style:text-properties officeooo:paragraph-rsid="00392d3f"/>
    </style:style>
    <style:style style:name="P13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paragraph-properties fo:break-before="page"/>
      <style:text-properties officeooo:paragraph-rsid="00392d3f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style:font-name="DejaVu Sans Mono" fo:font-size="12pt" fo:language="en" fo:country="US" style:text-underline-style="none" officeooo:rsid="001cdff2" officeooo:paragraph-rsid="00392d3f" style:letter-kerning="true" style:font-name-asian="Liberation Serif1" style:font-size-asian="12pt" style:language-asian="hi" style:country-asian="IN"/>
    </style:style>
    <style:style style:name="P17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8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20" style:family="paragraph" style:parent-style-name="Standard">
      <style:text-properties fo:color="#000000" style:font-name="Times New Roman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21" style:family="paragraph" style:parent-style-name="Standard">
      <style:text-properties officeooo:paragraph-rsid="003db831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officeooo:rsid="003b194f" style:letter-kerning="true" style:font-name-asian="Times New Roman1" style:font-size-asian="12pt" style:language-asian="ar" style:country-asian="SA" style:font-name-complex="Liberation Serif1" style:font-size-complex="12pt"/>
    </style:style>
    <style:style style:name="T14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15" style:family="text">
      <style:text-properties fo:color="#000000" style:font-name="Times New Roman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6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7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8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19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1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3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24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5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26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style:letter-kerning="true" style:font-name-asian="Times New Roman1" style:font-size-asian="12pt" style:language-asian="ar" style:country-asian="SA" style:font-style-asian="italic" style:font-style-complex="italic"/>
    </style:style>
    <style:style style:name="T31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 style:font-style-asian="italic" style:font-style-complex="italic"/>
    </style:style>
    <style:style style:name="T32" style:family="text">
      <style:text-properties fo:color="#000000" style:font-name="Times New Roman" fo:font-size="12pt" fo:language="en" fo:country="US" fo:font-style="italic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 style:font-style-asian="italic" style:font-style-complex="italic"/>
    </style:style>
    <style:style style:name="T33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34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35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37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8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39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40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41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42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43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44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45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46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47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48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9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50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51" style:family="text">
      <style:text-properties style:text-position="super 58%" style:font-name-asian="Times New Roman1"/>
    </style:style>
    <style:style style:name="T52" style:family="text">
      <style:text-properties style:text-position="super 58%" style:font-name-asian="Times New Roman1" style:language-asian="ar" style:country-asian="SA"/>
    </style:style>
    <style:style style:name="T53" style:family="text">
      <style:text-properties officeooo:rsid="001e6dfd"/>
    </style:style>
    <style:style style:name="T54" style:family="text">
      <style:text-properties officeooo:rsid="001ef33b"/>
    </style:style>
    <style:style style:name="T55" style:family="text">
      <style:text-properties officeooo:rsid="00226e6c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278c66"/>
    </style:style>
    <style:style style:name="T60" style:family="text">
      <style:text-properties style:font-name="DejaVu Sans Mono"/>
    </style:style>
    <style:style style:name="T61" style:family="text">
      <style:text-properties style:font-name="DejaVu Sans Mono" style:text-underline-style="none"/>
    </style:style>
    <style:style style:name="T62" style:family="text">
      <style:text-properties style:font-name="DejaVu Sans Mono" style:font-name-asian="Liberation Serif1" style:language-asian="hi" style:country-asian="IN"/>
    </style:style>
    <style:style style:name="T63" style:family="text">
      <style:text-properties style:font-name="DejaVu Sans Mono" style:font-name-asian="Liberation Serif1" style:language-asian="en" style:country-asian="US"/>
    </style:style>
    <style:style style:name="T64" style:family="text">
      <style:text-properties style:font-name="DejaVu Sans Mono" style:language-asian="en" style:country-asian="US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36ada0"/>
    </style:style>
    <style:style style:name="T67" style:family="text">
      <style:text-properties style:font-name-asian="Liberation Serif1" style:language-asian="hi" style:country-asian="IN"/>
    </style:style>
    <style:style style:name="T68" style:family="text">
      <style:text-properties style:font-name-asian="Times New Roman1" style:language-asian="ar" style:country-asian="SA"/>
    </style:style>
    <style:style style:name="T69" style:family="text">
      <style:text-properties officeooo:rsid="003b194f"/>
    </style:style>
    <style:style style:name="T70" style:family="text">
      <style:text-properties officeooo:rsid="003db8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o Juhani Keski-Valkama, MSc</text:p>
      <text:p text:style-name="P7">Hacker / Machine Learning Generalist / Innovator in Software</text:p>
      <text:p text:style-name="P8">tero.keski-valkama@neter.fi</text:p>
      <text:p text:style-name="P2">+<text:span text:style-name="T53">41</text:span> <text:span text:style-name="T53">79 208 9540</text:span></text:p>
      <text:p text:style-name="P6"/>
      <text:p text:style-name="Standard"><text:span text:style-name="T33">Recommendations available in </text:span><text:a xlink:type="simple" xlink:href="https://fi.linkedin.com/in/terokeskivalkama" text:style-name="Internet_20_link" text:visited-style-name="Visited_20_Internet_20_Link"><text:span text:style-name="T48">LinkedIn</text:span></text:a><text:span text:style-name="T33">.</text:span></text:p>
      <text:p text:style-name="P6"/>
      <text:p text:style-name="P2">Degrees</text:p>
      <text:p text:style-name="P2"><text:tab/><text:span text:style-name="T65">Master of Science (technology)</text:span></text:p>
      <text:p text:style-name="P2"><text:tab/>Tampere University of Technology,</text:p>
      <text:p text:style-name="P2"><text:tab/>2008</text:p>
      <text:p text:style-name="P6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6"/>
      <text:p text:style-name="P2"><text:tab/>6 months of international studies:</text:p>
      <text:p text:style-name="P2"><text:tab/> Universiti Sains Malaysia</text:p>
      <text:p text:style-name="P6"/>
      <text:p text:style-name="P2">Postgraduate studies</text:p>
      <text:p text:style-name="P2"><text:tab/>Tampere University of Technology</text:p>
      <text:p text:style-name="P6"/>
      <text:p text:style-name="P2"><text:tab/>Subject:</text:p>
      <text:p text:style-name="P2"><text:tab/> Deep learning: Applying modern machine learning to industrial log anomaly detection</text:p>
      <text:p text:style-name="P6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9">"CARBOOK: A PLATFORM FOR MOBILE AUTOMOTIVE SERVICES"</text:span></text:a></text:p>
      <text:p text:style-name="Standard"><text:span text:style-name="T50"><text:tab/></text:span><text:span text:style-name="T34">6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51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52">rd</text:span><text:span text:style-name="T1"> place in #SpaceTyckiting @Futurice, 2016</text:span></text:p>
      <text:p text:style-name="Standard"><text:span text:style-name="T1"><text:tab/>1</text:span><text:span text:style-name="T51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51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Standard"><text:span text:style-name="T1"><text:tab/></text:span><text:span text:style-name="T13">9</text:span><text:span text:style-name="T1"> invention award</text:span><text:span text:style-name="T12">s (Elektrobit, HERE Technologies)</text:span></text:p>
      <text:p text:style-name="P6"/>
      <text:p text:style-name="P1"/>
      <text:p text:style-name="P13">Work experience</text:p>
      <text:p text:style-name="P2"/>
      <text:p text:style-name="P16">┊┋</text:p>
      <text:p text:style-name="P12"><text:span text:style-name="T41">┊</text:span><text:span text:style-name="T43">┣</text:span><text:span text:style-name="T36"><text:tab/></text:span><text:span text:style-name="T21">HERE Technologies</text:span></text:p>
      <text:p text:style-name="P12"><text:span text:style-name="T46">┊┃</text:span><text:span text:style-name="T44"> </text:span><text:span text:style-name="T45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2"><text:span text:style-name="T46">┊┃</text:span><text:span text:style-name="T45"> ┬<text:tab/></text:span><text:span text:style-name="T9">Wollishofen, Zürich, Switzerland</text:span></text:p>
      <text:p text:style-name="P12"><text:span text:style-name="T46">┊</text:span><text:span text:style-name="T45">┃┬┊<text:tab/></text:span><text:span text:style-name="T29">Lead ML &amp; AI engineer</text:span></text:p>
      <text:p text:style-name="P12"><text:span text:style-name="T46">┊┸</text:span><text:span text:style-name="T45">┊┊<text:tab/></text:span><text:span text:style-name="T3">AI and machine learning. </text:span><text:span text:style-name="T8">Deep reinforcement learning. </text:span><text:span text:style-name="T3">Geolocation, maps.</text:span></text:p>
      <text:p text:style-name="P9"><text:span text:style-name="T67">┊</text:span> ┊┊</text:p>
      <text:p text:style-name="P12"><text:span text:style-name="T46">┊ </text:span><text:span text:style-name="T45">┊</text:span><text:span text:style-name="T42">├</text:span><text:span text:style-name="T45"><text:tab/></text:span><text:span text:style-name="T30">Sentido Emotions Technologies Ltd </text:span><text:span text:style-name="T31">&amp;</text:span><text:span text:style-name="T30"> Sentido X-Tech Ltd</text:span></text:p>
      <text:p text:style-name="P12"><text:span text:style-name="T46">┊</text:span><text:span text:style-name="T44">┰</text:span><text:span text:style-name="T45">┊</text:span><text:span text:style-name="T44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2"><text:span text:style-name="T46">┊┃</text:span><text:span text:style-name="T45">┊┊<text:tab/></text:span><text:span text:style-name="T9">Finland</text:span></text:p>
      <text:p text:style-name="P12"><text:span text:style-name="T46">┊</text:span><text:span text:style-name="T45">┃</text:span><text:span text:style-name="T60">┊</text:span><text:span text:style-name="T45">┊<text:tab/></text:span><text:span text:style-name="T27">Chief Technology Officer (CTO), partner</text:span></text:p>
      <text:p text:style-name="P12"><text:span text:style-name="T46">┊┃</text:span><text:span text:style-name="T45">┊┊<text:tab/></text:span><text:span text:style-name="T1">Systems and architectures, artificial intelligence, deep learning, signal processing, </text:span></text:p>
      <text:p text:style-name="P12"><text:span text:style-name="T46">┊┃</text:span><text:span text:style-name="T45">┊┴<text:tab/></text:span><text:span text:style-name="T1">embedded and mobile devices</text:span></text:p>
      <text:p text:style-name="P12"><text:span text:style-name="T46">┊</text:span><text:span text:style-name="T47">┃</text:span><text:span text:style-name="T45">┊</text:span></text:p>
      <text:p text:style-name="P12"><text:span text:style-name="T39">┊</text:span><text:span text:style-name="T35">┃</text:span><text:span text:style-name="T42">├</text:span><text:span text:style-name="T35"><text:tab/></text:span><text:span text:style-name="T32">AI Morning</text:span></text:p>
      <text:p text:style-name="P12"><text:span text:style-name="T40">┊</text:span><text:span text:style-name="T37">┃┊<text:tab/></text:span><text:span text:style-name="T24">2017-10-01 – </text:span><text:span text:style-name="T25">2018-10-05 (part-time)</text:span></text:p>
      <text:p text:style-name="P12"><text:span text:style-name="T46">┊┃┊</text:span><text:span text:style-name="T45"><text:tab/></text:span><text:span text:style-name="T9">Tampere, Finland</text:span></text:p>
      <text:p text:style-name="P12"><text:span text:style-name="T40">┊</text:span><text:span text:style-name="T37">┃┊<text:tab/></text:span><text:span text:style-name="T26">Organizer</text:span></text:p>
      <text:p text:style-name="P12"><text:span text:style-name="T40">┊</text:span><text:span text:style-name="T37">┃┊<text:tab/></text:span><text:span text:style-name="T24">Being one of the main organizers of AI Morning (</text:span><text:a xlink:type="simple" xlink:href="http://aimorning.fi/" text:style-name="Internet_20_link" text:visited-style-name="Visited_20_Internet_20_Link"><text:span text:style-name="T58">http://aimorning.fi</text:span></text:a><text:span text:style-name="T24">), with over 100 guests</text:span></text:p>
      <text:p text:style-name="P12"><text:span text:style-name="T40">┊┃┴</text:span><text:span text:style-name="T37"><text:tab/></text:span><text:span text:style-name="T24">in each event</text:span></text:p>
      <text:p text:style-name="P11"><text:span text:style-name="T46">┊</text:span>┃</text:p>
      <text:p text:style-name="P12"><text:span text:style-name="T46">┊</text:span><text:span text:style-name="T42">┣</text:span><text:span text:style-name="T45"><text:tab/></text:span><text:span text:style-name="T20">Cybercom Finland Oy</text:span></text:p>
      <text:p text:style-name="P12"><text:span text:style-name="T46">┊┃</text:span><text:span text:style-name="T44"> </text:span><text:span text:style-name="T45"><text:tab/></text:span><text:span text:style-name="T1">2012-12-03 – </text:span><text:span text:style-name="T4">2018-06-30</text:span></text:p>
      <text:p text:style-name="P12"><text:span text:style-name="T46">┊┃</text:span><text:span text:style-name="T45"><text:tab/></text:span><text:span text:style-name="T9">Tampere, Finland</text:span></text:p>
      <text:p text:style-name="P12"><text:span text:style-name="T46">┊</text:span><text:span text:style-name="T62">┃</text:span><text:span text:style-name="T45"><text:tab/></text:span><text:span text:style-name="T27">Software architect, advisory consultant, speaker, organizer</text:span></text:p>
      <text:p text:style-name="P12"><text:span text:style-name="T46">┊</text:span><text:span text:style-name="T62">┃</text:span><text:span text:style-name="T45"><text:tab/></text:span><text:span text:style-name="T1">Machine learning, blockchain, Machinebook, industrial processes, suomi.fi,</text:span></text:p>
      <text:p text:style-name="P12"><text:span text:style-name="T46">┊┸</text:span><text:span text:style-name="T45"><text:tab/></text:span><text:span text:style-name="T1">National Service Bus,<text:tab/>web technologies, JavaEE, node.js, docker</text:span></text:p>
      <text:p text:style-name="P11"><text:span text:style-name="T46">┊</text:span><text:span text:style-name="T68">┰</text:span></text:p>
      <text:p text:style-name="P12"><text:span text:style-name="T46">┊</text:span><text:span text:style-name="T42">┣</text:span><text:span text:style-name="T45"><text:tab/></text:span><text:span text:style-name="T20">Nice-business Solutions Oy</text:span></text:p>
      <text:p text:style-name="P12"><text:span text:style-name="T46">┊</text:span><text:span text:style-name="T44">┃</text:span><text:span text:style-name="T45"><text:tab/></text:span><text:span text:style-name="T1">2009-07-22 – 2012-11-30</text:span></text:p>
      <text:p text:style-name="P12"><text:span text:style-name="T46">┊┃</text:span><text:span text:style-name="T45"><text:tab/></text:span><text:span text:style-name="T9">Tampere, Finland</text:span></text:p>
      <text:p text:style-name="P12"><text:span text:style-name="T46">┊</text:span><text:span text:style-name="T62">┃</text:span><text:span text:style-name="T45"><text:tab/></text:span><text:span text:style-name="T27">Technical architect</text:span></text:p>
      <text:p text:style-name="P12"><text:span text:style-name="T46">┊</text:span><text:span text:style-name="T62">┃</text:span><text:span text:style-name="T45"><text:tab/></text:span><text:span text:style-name="T1">Modern web technologies consulting, enterprise systems,</text:span></text:p>
      <text:p text:style-name="P12"><text:span text:style-name="T46">┊┸</text:span><text:span text:style-name="T45"><text:tab/></text:span><text:span text:style-name="T1">ScrumMaster, assistant project manager, sales support</text:span></text:p>
      <text:p text:style-name="P17">┊</text:p>
      <text:p text:style-name="P11"><text:span text:style-name="T46">├</text:span><text:span text:style-name="T45"><text:tab/></text:span><text:span text:style-name="T30">Neter</text:span></text:p>
      <text:p text:style-name="P12"><text:span text:style-name="T45">┊</text:span><text:span text:style-name="T60">┰</text:span><text:span text:style-name="T45"><text:tab/></text:span><text:span text:style-name="T1">2009-03-01 –</text:span><text:span text:style-name="T6"> (part-time)</text:span></text:p>
      <text:p text:style-name="P12"><text:span text:style-name="T45">┊</text:span><text:span text:style-name="T64">┃</text:span><text:span text:style-name="T45"><text:tab/></text:span><text:span text:style-name="T9">Finland</text:span></text:p>
      <text:p text:style-name="P12"><text:span text:style-name="T45">┊</text:span><text:span text:style-name="T64">┃</text:span><text:span text:style-name="T45"><text:tab/></text:span><text:span text:style-name="T27">Founder</text:span></text:p>
      <text:p text:style-name="P12"><text:span text:style-name="T45">┊</text:span><text:span text:style-name="T64">┃</text:span><text:span text:style-name="T45"><text:tab/></text:span><text:span text:style-name="T1">Deep learning, modern web technologies consulting,</text:span></text:p>
      <text:p text:style-name="P12"><text:span text:style-name="T45">┊</text:span><text:span text:style-name="T64">┃</text:span><text:span text:style-name="T45"><text:tab/></text:span><text:span text:style-name="T1">TensorFlow, node.js, Ionic, Phaser, Cordova</text:span></text:p>
      <text:p text:style-name="P12"><text:span text:style-name="T46">┊</text:span><text:span text:style-name="T63">┃</text:span></text:p>
      <text:p text:style-name="P12"><text:span text:style-name="T46">┊</text:span><text:span text:style-name="T63">┃</text:span></text:p>
      <text:p text:style-name="P12"><text:span text:style-name="T39">┊</text:span><text:span text:style-name="T63">┃</text:span><text:span text:style-name="T23"><text:tab/></text:span></text:p>
      <text:p text:style-name="P14"><text:span text:style-name="T39">┊</text:span><text:span text:style-name="T38">┃</text:span></text:p>
      <text:p text:style-name="P12"><text:span text:style-name="T39">┊</text:span><text:span text:style-name="T42">┣</text:span><text:span text:style-name="T35"><text:tab/></text:span><text:span text:style-name="T20">Elektrobit Oyj / WS ETA System Engineering / </text:span><text:span text:style-name="T22">Technology Organization</text:span></text:p>
      <text:p text:style-name="P12"><text:span text:style-name="T46">┊</text:span><text:span text:style-name="T63">┃</text:span><text:span text:style-name="T45"><text:tab/></text:span><text:span text:style-name="T1">2007-08-27 – 2009-07-22</text:span></text:p>
      <text:p text:style-name="P12"><text:span text:style-name="T46">┴</text:span><text:span text:style-name="T44">┃</text:span><text:span text:style-name="T45"><text:tab/></text:span><text:span text:style-name="T9">Tampere, Finland</text:span></text:p>
      <text:p text:style-name="P12"><text:span text:style-name="T45"><text:s/>┃</text:span><text:span text:style-name="T44"> </text:span><text:span text:style-name="T45"><text:tab/></text:span><text:span text:style-name="T27">Design engineer / </text:span><text:span text:style-name="T28">Research Engineer</text:span></text:p>
      <text:p text:style-name="P12"><text:span text:style-name="T45"><text:s/></text:span><text:span text:style-name="T60">┃</text:span><text:span text:style-name="T45"><text:tab/></text:span><text:span text:style-name="T1">DSP software development and testing, Next generation internet infrastructure for context-</text:span></text:p>
      <text:p text:style-name="P12"><text:span text:style-name="T45"><text:s/></text:span><text:span text:style-name="T62">┸</text:span><text:span text:style-name="T45"><text:tab/></text:span><text:span text:style-name="T1">sensitive services in car environment, Semantic Web</text:span></text:p>
      <text:p text:style-name="P9"><text:s/>┰</text:p>
      <text:p text:style-name="P11"><text:span text:style-name="T35"><text:s/>┣<text:tab/></text:span><text:span text:style-name="T20">Finnpos Systems Oy</text:span></text:p>
      <text:p text:style-name="P4"><text:span text:style-name="T60"><text:s/>┃<text:tab/></text:span>2005-04-11 – 2006-11-24</text:p>
      <text:p text:style-name="P10"><text:span text:style-name="T45"><text:s/>┃<text:tab/></text:span><text:span text:style-name="T9">Tampere, Finland</text:span></text:p>
      <text:p text:style-name="P4"><text:span text:style-name="T60"><text:s/>┃<text:tab/></text:span><text:span text:style-name="T65">Project manager</text:span></text:p>
      <text:p text:style-name="P4"><text:span text:style-name="T60"><text:s/>┃<text:tab/></text:span>Project responsibility, scheduling, architectural design,</text:p>
      <text:p text:style-name="P10"><text:span text:style-name="T45"><text:s/>┃</text:span><text:span text:style-name="T44"> </text:span><text:span text:style-name="T45"><text:tab/></text:span><text:span text:style-name="T1">and programming for the Finnpos F2 payment terminal,</text:span></text:p>
      <text:p text:style-name="P4"><text:span text:style-name="T60"><text:s/>┃<text:tab/></text:span>Linux kernel driver for LG USB touchscreen,</text:p>
      <text:p text:style-name="P5"><text:span text:style-name="T62"><text:s/>┸</text:span><text:span text:style-name="T60"><text:tab/></text:span>VoIP system using Speex-codec.</text:p>
      <text:p text:style-name="P9"><text:s/>┰</text:p>
      <text:p text:style-name="P5"><text:span text:style-name="T60"><text:s/>┣<text:tab/></text:span><text:span text:style-name="T57">Finnish Air Force</text:span></text:p>
      <text:p text:style-name="P4"><text:span text:style-name="T61"><text:s/>┃<text:tab/></text:span><text:span text:style-name="T59">2002-01-01 – 2003-01-01</text:span></text:p>
      <text:p text:style-name="P10"><text:span text:style-name="T45"><text:s/>┃<text:tab/></text:span><text:span text:style-name="T9">Finland</text:span></text:p>
      <text:p text:style-name="P4"><text:span text:style-name="T60"><text:s/>┃<text:tab/></text:span><text:span text:style-name="T65">Air Force Weather Corporal</text:span></text:p>
      <text:p text:style-name="P4"><text:span text:style-name="T60"><text:s/>┃<text:tab/></text:span>Military training, leadership training, squad leadership,</text:p>
      <text:p text:style-name="P5"><text:span text:style-name="T62"><text:s/>┸</text:span><text:span text:style-name="T60"><text:tab/></text:span>flight weather observation, METAR/SYNOP weather data. </text:p>
      <text:p text:style-name="P6"/>
      <text:p text:style-name="P2">Positions of trust</text:p>
      <text:p text:style-name="P20"><text:tab/><text:span text:style-name="T70">HERE Technologies: Patenting Mentor</text:span></text:p>
      <text:p text:style-name="P20"><text:tab/><text:span text:style-name="T70">2020 –</text:span></text:p>
      <text:p text:style-name="P21"><text:span text:style-name="T1"><text:tab/></text:span><text:span text:style-name="T15">HERE Technologies: </text:span><text:span text:style-name="T14">Machine Learning Competitions Organizer</text:span></text:p>
      <text:p text:style-name="P20"><text:tab/><text:span text:style-name="T70">2020 –</text:span></text:p>
      <text:p text:style-name="P21"><text:span text:style-name="T1"><text:tab/></text:span><text:span text:style-name="T15">HERE Technologies: </text:span><text:span text:style-name="T14">Site Representative, Switzerland</text:span></text:p>
      <text:p text:style-name="P20"><text:tab/><text:span text:style-name="T70">2020 –</text:span></text:p>
      <text:p text:style-name="P20"><text:tab/>Coursera / Princeton University, Bitcoin and Cryptocurrency Technologies: mentor</text:p>
      <text:p text:style-name="P2"><text:tab/>2017 – <text:span text:style-name="T54">2018</text:span> </text:p>
      <text:p text:style-name="P2"><text:tab/>Cybercom Finland Oy, Machine Learning guild: Guildmaster</text:p>
      <text:p text:style-name="P2"><text:tab/>2016 – <text:span text:style-name="T54">2018</text:span></text:p>
      <text:p text:style-name="P2"><text:tab/>Cybercom Finland Oy, Vice representative of employees in the corporate board</text:p>
      <text:p text:style-name="P2"><text:tab/>2015 – <text:span text:style-name="T54">2018</text:span></text:p>
      <text:p text:style-name="Standard"><text:span text:style-name="T1"><text:tab/></text:span><text:span text:style-name="T2">Polyamoria – Tampere, Organizing monthly meet ups for ~160 members</text:span></text:p>
      <text:p text:style-name="P3"><text:tab/>2014 – <text:span text:style-name="T54">2018</text:span></text:p>
      <text:p text:style-name="P2"><text:tab/>Deputy member of the board of the housing company Malminkallio</text:p>
      <text:p text:style-name="P2"><text:tab/>2011</text:p>
      <text:p text:style-name="P2"><text:tab/>Roboteam, vice chairman</text:p>
      <text:p text:style-name="P2"><text:tab/>2005</text:p>
      <text:p text:style-name="P2"/>
      <text:p text:style-name="P2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55">German: basic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o Keski-Valkama</meta:initial-creator>
    <meta:creation-date>2012-05-06T13:28:00</meta:creation-date>
    <dc:date>2021-06-04T15:23:51.377188765</dc:date>
    <meta:print-date>2012-05-06T13:10:00</meta:print-date>
    <meta:editing-duration>PT53M48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3" meta:paragraph-count="126" meta:word-count="544" meta:character-count="3955" meta:non-whitespace-character-count="3439"/>
  </office:meta>
</office:document-meta>
</file>